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2-03_24-12-07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2-03_09-52-35_000.jpg</text:p>
          </table:table-cell>
          <table:table-cell table:style-name="ce3" office:value-type="string">
            <text:p>:tome <text:s/>/ 自分のやっていること　⇒　そのままにノベル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2-03_09-49-46_000.jpg</text:p>
          </table:table-cell>
          <table:table-cell table:style-name="ce3" office:value-type="string">
            <text:p>:m other / 温度　ベランダ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7-02-03_09-46-2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7-02-03_09-46-2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7-02-03_09-46-2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7-02-03_09-46-1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2-03_09-32-51_000.jpg</text:p>
          </table:table-cell>
          <table:table-cell table:style-name="ce3" office:value-type="string">
            <text:p>:m :PHOTO 起きた時刻 / 20170203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7-02-03_04-52-39_00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2017-02-03_04-52-39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7-02-03_04-52-39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2-03_04-52-39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2-02_23-54-47_000.jpg</text:p>
          </table:table-cell>
          <table:table-cell office:value-type="string">
            <text:p>:m dayplan / 2017_0202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2017-02-02_23-49-00_000.jpg</text:p>
          </table:table-cell>
          <table:table-cell office:value-type="string">
            <text:p>:m 1*1 RES / 22-1 62*64#1 / res obs / U*J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2017-02-02_23-04-5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2-02_19-53-42_000.jpg</text:p>
          </table:table-cell>
          <table:table-cell table:style-name="ce3" office:value-type="string">
            <text:p>:m 食べた物/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2017-02-02_18-18-07_000.jpg</text:p>
          </table:table-cell>
          <table:table-cell office:value-type="string">
            <text:p>:m 2*2 RES / 245 121*2#1 / 『気象学入門』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2017-02-02_16-47-33_000.jpg</text:p>
          </table:table-cell>
          <table:table-cell office:value-type="string">
            <text:p>:m 1*1 RES / 245 121*2#1 / 『円周率πの不思議』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2017-02-02_15-51-39_000.jpg</text:p>
          </table:table-cell>
          <table:table-cell office:value-type="string">
            <text:p>:m 1*1 RES / 245 124*2#1 / 『ローカルな思想を創る』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2017-02-02_15-50-46_000.jpg</text:p>
          </table:table-cell>
          <table:table-cell office:value-type="string">
            <text:p>:m 1*1 RES / 245 118*1#2 / 『為替が動くとどうなるか』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2017-02-02_15-50-24_000.jpg</text:p>
          </table:table-cell>
          <table:table-cell office:value-type="string">
            <text:p>:m 3*3 RES / 245 118*1#1 / 『為替が動くとどうなるか』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2017-02-02_15-50-11_000.jpg</text:p>
          </table:table-cell>
          <table:table-cell office:value-type="string">
            <text:p>:m 1-2*3 RES / 245 118*1#1 / 『為替が動くとどうなるか』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2017-02-02_15-49-01_000.jpg</text:p>
          </table:table-cell>
          <table:table-cell office:value-type="string">
            <text:p>:m 借りた本 / 為替が動くとどうなるか / 途中 / ここまで</text:p>
          </table:table-cell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2017-02-02_15-48-13_000.jpg</text:p>
          </table:table-cell>
          <table:table-cell office:value-type="string">
            <text:p>:m 借りた本 / ゼロから無限へ / 途中 / ここまで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2017-02-02_15-48-02_000.jpg</text:p>
          </table:table-cell>
          <table:table-cell office:value-type="string">
            <text:p>:m 借りた本 / ゼロから無限へ / 途中</text:p>
          </table:table-cell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2017-02-02_15-47-54_000.jpg</text:p>
          </table:table-cell>
          <table:table-cell office:value-type="string">
            <text:p>:m 借りた本 / 幾何のはなし / 途中 / ここまで</text:p>
          </table:table-cell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2017-02-02_15-47-38_000.jpg</text:p>
          </table:table-cell>
          <table:table-cell office:value-type="string">
            <text:p>:m 借りた本 / コロイドのはなし / 途中 / ここまで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02-02_15-47-00_000.jpg</text:p>
          </table:table-cell>
          <table:table-cell office:value-type="string">
            <text:p>:m 借りた本 / 幾何のはなし / 途中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2-02_15-46-55_000.jpg</text:p>
          </table:table-cell>
          <table:table-cell office:value-type="string">
            <text:p>-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2017-02-02_15-46-49_000.jpg</text:p>
          </table:table-cell>
          <table:table-cell office:value-type="string">
            <text:p>:m 借りた本 / 為替が動くとどうなるか / 途中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2-02_15-46-41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2-02_15-10-24_000.jpg</text:p>
          </table:table-cell>
          <table:table-cell office:value-type="string">
            <text:p>:m 家電エンジニア / 2#1 1*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7-02-02_14-35-09_000.jpg</text:p>
          </table:table-cell>
          <table:table-cell office:value-type="string">
            <text:p>-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2017/02/03</text:date>, <text:time>10:36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3T10:36:25.54</dc:date>
    <dc:creator>岩淵 謙</dc:creator>
    <meta:generator>OpenOffice/4.1.3$Win32 OpenOffice.org_project/413m1$Build-9783</meta:generator>
    <meta:editing-duration>PT21M40S</meta:editing-duration>
    <meta:editing-cycles>16</meta:editing-cycles>
    <meta:document-statistic meta:table-count="1" meta:cell-count="102" meta:object-count="0"/>
  </office:meta>
</office:document-meta>
</file>